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9.65cm" fo:min-width="11.4cm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85cm" fo:min-width="0.6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3.5cm"/>
    </style:style>
    <style:style style:name="gr6" style:family="graphic" style:parent-style-name="standard">
      <style:graphic-properties svg:stroke-width="0.1cm" svg:stroke-color="#000000" draw:marker-start-width="0.5cm" draw:marker-end-width="0.5cm" draw:fill="solid" draw:fill-color="#83caff" draw:textarea-horizontal-align="justify" draw:textarea-vertical-align="middle" draw:auto-grow-height="false" fo:min-height="0.65cm" fo:min-width="1.4cm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cm" svg:height="10cm" svg:x="4cm" svg:y="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cm" svg:y1="4.5cm" svg:x2="16cm" svg:y2="4.5cm">
          <text:p/>
        </draw:line>
        <draw:line draw:style-name="gr2" draw:text-style-name="P1" draw:layer="layout" svg:x1="14.5cm" svg:y1="4.5cm" svg:x2="14.5cm" svg:y2="3cm">
          <text:p/>
        </draw:line>
        <draw:line draw:style-name="gr2" draw:text-style-name="P1" draw:layer="layout" svg:x1="13cm" svg:y1="4.5cm" svg:x2="13cm" svg:y2="3cm">
          <text:p/>
        </draw:line>
        <draw:line draw:style-name="gr2" draw:text-style-name="P1" draw:layer="layout" svg:x1="11.5cm" svg:y1="4.5cm" svg:x2="11.5cm" svg:y2="3cm">
          <text:p/>
        </draw:line>
        <draw:line draw:style-name="gr2" draw:text-style-name="P1" draw:layer="layout" svg:x1="15.8cm" svg:y1="3.2cm" svg:x2="14.7cm" svg:y2="4.3cm">
          <text:p/>
        </draw:line>
        <draw:line draw:style-name="gr2" draw:text-style-name="P1" draw:layer="layout" svg:x1="15.8cm" svg:y1="4.3cm" svg:x2="14.7cm" svg:y2="3.2cm">
          <text:p/>
        </draw:line>
        <draw:line draw:style-name="gr2" draw:text-style-name="P1" draw:layer="layout" svg:x1="12.8cm" svg:y1="4.3cm" svg:x2="11.7cm" svg:y2="4.3cm">
          <text:p/>
        </draw:line>
        <draw:custom-shape draw:style-name="gr3" draw:text-style-name="P1" draw:layer="layout" svg:width="1.1cm" svg:height="1.1cm" svg:x="13.2cm" svg:y="3.2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5.269cm" svg:height="0.963cm" svg:x="4.2cm" svg:y="3.4cm">
          <draw:text-box>
            <text:p>Add New Worker</text:p>
          </draw:text-box>
        </draw:frame>
        <draw:frame draw:style-name="gr4" draw:layer="layout" svg:width="4.138cm" svg:height="0.963cm" svg:x="4.7cm" svg:y="5cm">
          <draw:text-box>
            <text:p>First Name : </text:p>
          </draw:text-box>
        </draw:frame>
        <draw:custom-shape draw:style-name="gr5" draw:text-style-name="P1" draw:layer="layout" svg:width="4cm" svg:height="1cm" svg:x="5cm" svg:y="6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4.1cm" svg:height="0.963cm" svg:x="10.8cm" svg:y="5cm">
          <draw:text-box>
            <text:p>Last Name : </text:p>
          </draw:text-box>
        </draw:frame>
        <draw:custom-shape draw:style-name="gr5" draw:text-style-name="P1" draw:layer="layout" svg:width="4cm" svg:height="1cm" svg:x="11cm" svg:y="6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3.495cm" svg:height="0.963cm" svg:x="4.905cm" svg:y="8.037cm">
          <draw:text-box>
            <text:p>Unique ID:</text:p>
          </draw:text-box>
        </draw:frame>
        <draw:custom-shape draw:style-name="gr5" draw:text-style-name="P1" draw:layer="layout" svg:width="4cm" svg:height="1cm" svg:x="5cm" svg:y="9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3.448cm" svg:height="0.963cm" svg:x="10.905cm" svg:y="8.037cm">
          <draw:text-box>
            <text:p>Password:</text:p>
          </draw:text-box>
        </draw:frame>
        <draw:custom-shape draw:style-name="gr5" draw:text-style-name="P1" draw:layer="layout" svg:width="4cm" svg:height="1cm" svg:x="11cm" svg:y="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cm" svg:height="1cm" svg:x="10cm" svg:y="11cm">
          <text:p text:style-name="P1">Apply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cm" svg:height="1cm" svg:x="13cm" svg:y="11cm">
          <text:p text:style-name="P1">Cancel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5T13:20:53.336000000</meta:creation-date>
    <dc:date>2015-01-16T19:04:29.842000000</dc:date>
    <meta:editing-duration>PT8M55S</meta:editing-duration>
    <meta:editing-cycles>2</meta:editing-cycles>
    <meta:generator>LibreOffice/4.3.2.2$Windows_x86 LibreOffice_project/edfb5295ba211bd31ad47d0bad0118690f76407d</meta:generator>
    <meta:document-statistic meta:object-count="20"/>
  </office:meta>
</office:document-meta>
</file>